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imes New Roman1" svg:font-family="'Times New Roman'" style:font-family-generic="roma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font-size="13pt" style:font-size-asian="13pt" style:font-size-complex="13pt"/>
    </style:style>
    <style:style style:name="P2" style:family="paragraph" style:parent-style-name="Standard">
      <style:paragraph-properties fo:margin-top="0in" fo:margin-bottom="0.1965in"/>
      <style:text-properties style:font-name="Times New Roman1" fo:font-size="13pt" fo:font-weight="bold" style:font-size-asian="13pt" style:font-weight-asian="bold" style:font-size-complex="13pt"/>
    </style:style>
    <style:style style:name="P3" style:family="paragraph" style:parent-style-name="Standard" style:master-page-name="Standard">
      <style:paragraph-properties fo:margin-top="0in" fo:margin-bottom="0.1965in" style:page-number="auto"/>
      <style:text-properties style:font-name="Times New Roman1" fo:font-size="13pt" fo:font-weight="bold" style:font-size-asian="13pt" style:font-weight-asian="bold" style:font-size-complex="13pt"/>
    </style:style>
    <style:style style:name="P4" style:family="paragraph" style:parent-style-name="Standard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  <style:text-properties style:font-name="Times New Roman1" fo:font-size="13pt" style:font-size-asian="13pt" style:font-size-complex="13pt"/>
    </style:style>
    <style:style style:name="P5" style:family="paragraph" style:parent-style-name="Standard">
      <style:paragraph-properties fo:margin-left="0in" fo:margin-right="0in" fo:margin-top="0in" fo:margin-bottom="0in" fo:text-indent="0in" style:auto-text-indent="false">
        <style:tab-stops>
          <style:tab-stop style:position="2.9457in"/>
        </style:tab-stops>
      </style:paragraph-properties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 style:list-style-name="WW8Num1">
      <style:paragraph-properties fo:margin-left="0in" fo:margin-right="0in" fo:margin-top="0in" fo:margin-bottom="0in" fo:text-indent="0in" style:auto-text-indent="false">
        <style:tab-stops>
          <style:tab-stop style:position="2.9457in"/>
        </style:tab-stops>
      </style:paragraph-properties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P7" style:family="paragraph" style:parent-style-name="Text_20_body">
      <style:text-properties fo:font-size="13pt" fo:font-weight="bold" style:font-size-asian="13pt" style:font-weight-asian="bold" style:font-size-complex="13pt"/>
    </style:style>
    <style:style style:name="P8" style:family="paragraph" style:parent-style-name="Text_20_body">
      <style:text-properties fo:font-size="13pt" style:font-size-asian="13pt" style:font-size-complex="13pt"/>
    </style:style>
    <style:style style:name="P9" style:family="paragraph" style:parent-style-name="Text_20_body">
      <style:paragraph-properties>
        <style:tab-stops>
          <style:tab-stop style:position="2.4547in"/>
        </style:tab-stops>
      </style:paragraph-properties>
      <style:text-properties fo:font-size="13pt" style:font-size-asian="13pt" style:font-size-complex="13pt"/>
    </style:style>
    <style:style style:name="P10" style:family="paragraph" style:parent-style-name="Text_20_body" style:list-style-name="WW8Num1">
      <style:paragraph-properties fo:margin-left="0.4909in" fo:margin-right="0in" fo:text-indent="-0.1965in" style:auto-text-indent="false">
        <style:tab-stops>
          <style:tab-stop style:position="2.9457in"/>
        </style:tab-stops>
      </style:paragraph-properties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P11" style:family="paragraph" style:parent-style-name="Text_20_body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  <style:text-properties style:font-name="Times New Roman1" fo:font-size="13pt" style:font-size-asian="13pt" style:font-size-complex="13pt"/>
    </style:style>
    <style:style style:name="P12" style:family="paragraph" style:parent-style-name="Text_20_body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Text_20_body">
      <style:paragraph-properties fo:margin-top="0in" fo:margin-bottom="0.0835in"/>
      <style:text-properties fo:font-size="13pt" style:font-size-asian="13pt" style:font-size-complex="13pt"/>
    </style:style>
    <style:style style:name="P14" style:family="paragraph" style:parent-style-name="Text_20_body">
      <style:paragraph-properties fo:margin-top="0in" fo:margin-bottom="0.0835in"/>
      <style:text-properties fo:font-size="13pt" fo:font-weight="bold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margin-left="0in" fo:margin-right="0in" fo:margin-top="0in" fo:margin-bottom="0in" fo:text-indent="0in" style:auto-text-indent="false">
        <style:tab-stops>
          <style:tab-stop style:position="2.9457in"/>
        </style:tab-stops>
      </style:paragraph-properties>
      <style:text-properties style:font-name="Times New Roman1" fo:font-size="13pt" style:font-size-asian="13pt" style:font-size-complex="13pt"/>
    </style:style>
    <style:style style:name="P16" style:family="paragraph" style:parent-style-name="Text_20_body">
      <style:paragraph-properties fo:margin-left="0in" fo:margin-right="0in" fo:margin-top="0in" fo:margin-bottom="0.0835in" fo:text-indent="0in" style:auto-text-indent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stract</text:p>
      <text:p text:style-name="P2">Introduction</text:p>
      <text:list xml:id="list665776086" text:style-name="WW8Num1">
        <text:list-item>
          <text:p text:style-name="P11">motivation</text:p>
        </text:list-item>
        <text:list-item>
          <text:p text:style-name="P12">problem</text:p>
        </text:list-item>
        <text:list-item>
          <text:p text:style-name="P11">previous solutions</text:p>
        </text:list-item>
        <text:list-item>
          <text:p text:style-name="P11">my solution</text:p>
        </text:list-item>
      </text:list>
      <text:p text:style-name="P15"/>
      <text:p text:style-name="P1"><text:bookmark-start text:name="raci"/>The goal of this project is to provide an approach to shared control of a robotic wheelchair, thus incresing their mobility. <text:s/>It is an extension of [philips2007adaptive]. <text:s/><text:bookmark-end text:name="raci"/></text:p>
      <text:p text:style-name="P7"/>
      <text:p text:style-name="P7">History and Related Work</text:p>
      <text:list xml:id="list279583875" text:continue-numbering="true" text:style-name="WW8Num1">
        <text:list-item>
          <text:p text:style-name="P4">EEG</text:p>
        </text:list-item>
        <text:list-item>
          <text:p text:style-name="P4">BCI</text:p>
        </text:list-item>
        <text:list-item>
          <text:p text:style-name="P10">BCI controlled robots</text:p>
        </text:list-item>
        <text:list-item>
          <text:p text:style-name="P10">SLAM</text:p>
        </text:list-item>
        <text:list-item>
          <text:p text:style-name="P10">MAPS</text:p>
        </text:list-item>
        <text:list-item>
          <text:p text:style-name="P10">maps bci interface</text:p>
          <text:p text:style-name="P6">The bci used in [philips2007adaptive] relies on event related synchronization desynchronization (ERS/ERD) signals. <text:s/><text:span text:style-name="T2">(look up) </text:span>Sequential scanning over options presented to the user is employed to evoke an ERS event when the user's choice is flashed. <text:s/></text:p>
          <text:p text:style-name="P6"/>
          <text:p text:style-name="P6">In [philips2007adaptive] a graphical interface is presented <text:s/>which uses the simultaneous location and mapping algorithm (SLAM) in order to orient itself and create a map when it is in an unknown environment (an environment with no corresponding map in it's database). <text:s/></text:p>
          <text:p text:style-name="P6"/>
          <text:p text:style-name="P6">The user is able to select from maps generated while the user has completely autonomous control of the wheelchair. <text:s/>Once a map is selected, the user can generate trajectories to navigate through it. <text:s/></text:p>
        </text:list-item>
      </text:list>
      <text:p text:style-name="P5"/>
      <text:p text:style-name="P5"/>
      <text:p text:style-name="P8"><text:span text:style-name="T1">My approach</text:span></text:p>
      <text:p text:style-name="P8"><text:span text:style-name="T1"/></text:p>
      <text:p text:style-name="P9"><text:span text:style-name="T1">Discussion</text:span></text:p>
      <text:p text:style-name="P13"><text:span text:style-name="T1">Conclusion</text:span></text:p>
      <text:p text:style-name="P14">Future directions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" svg:font-family="OpenSymbol, 'Arial Unicode MS'"/>
    <style:font-face style:name="Times New Roman1" svg:font-family="'Times New Roman'" style:font-family-generic="roma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OpenSymbol"/>
    </style:style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1T23:09:20</meta:creation-date>
    <meta:editing-duration>PT590H03M48S</meta:editing-duration>
    <meta:generator>OpenOffice.org/3.0$Unix OpenOffice.org_project/300m15$Build-9379</meta:generator>
    <dc:date>2009-12-22T14:00:06</dc:date>
    <meta:editing-cycles>8</meta:editing-cycles>
    <meta:document-statistic meta:table-count="0" meta:image-count="0" meta:object-count="0" meta:page-count="1" meta:paragraph-count="21" meta:word-count="219" meta:character-count="1365"/>
    <meta:user-defined meta:name="Info 1"/>
    <meta:user-defined meta:name="Info 2"/>
    <meta:user-defined meta:name="Info 3"/>
    <meta:user-defined meta:name="Info 4"/>
  </office:meta>
</office:document-meta>
</file>